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officeooo:paragraph-rsid="00128e83"/>
    </style:style>
    <style:style style:name="P3" style:family="paragraph" style:parent-style-name="Standard_20__28_Web_29_">
      <style:paragraph-properties fo:margin-top="0in" fo:margin-bottom="0in" loext:contextual-spacing="false"/>
      <style:text-properties style:font-name="Calibri" fo:font-size="11pt" style:font-size-asian="11pt" style:font-name-complex="Calibri" style:font-size-complex="11pt"/>
    </style:style>
    <style:style style:name="P4" style:family="paragraph" style:parent-style-name="Standard_20__28_Web_29_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</style:style>
    <style:style style:name="P5" style:family="paragraph" style:parent-style-name="Standard_20__28_Web_29_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  <style:text-properties style:font-name="Calibri" fo:font-size="11pt" style:font-size-asian="11pt" style:font-name-complex="Calibri" style:font-size-complex="11pt"/>
    </style:style>
    <style:style style:name="P6" style:family="paragraph" style:parent-style-name="Table_20_Contents">
      <style:text-properties officeooo:rsid="0011a6f2" officeooo:paragraph-rsid="0011a6f2"/>
    </style:style>
    <style:style style:name="P7" style:family="paragraph" style:parent-style-name="Standard" style:master-page-name="MP0">
      <style:paragraph-properties style:page-number="auto" fo:break-before="page"/>
      <style:text-properties fo:language="de" fo:country="DE"/>
    </style:style>
    <style:style style:name="P8" style:family="paragraph" style:parent-style-name="Standard">
      <style:text-properties officeooo:paragraph-rsid="00128e83"/>
    </style:style>
    <style:style style:name="P9" style:family="paragraph" style:parent-style-name="Preformatted_20_Text">
      <style:text-properties officeooo:paragraph-rsid="0015b0c2"/>
    </style:style>
    <style:style style:name="P10" style:family="paragraph" style:parent-style-name="Preformatted_20_Text">
      <style:text-properties officeooo:paragraph-rsid="0015d96c"/>
    </style:style>
    <style:style style:name="P11" style:family="paragraph" style:parent-style-name="Standard_20__28_Web_29_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  <style:text-properties style:font-name="Calibri" fo:font-size="11pt" style:font-size-asian="11pt" style:font-name-complex="Calibri" style:font-size-complex="11pt"/>
    </style:style>
    <style:style style:name="P12" style:family="paragraph" style:parent-style-name="Standard_20__28_Web_29_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  <style:text-properties style:font-name="Calibri" fo:font-size="11pt" officeooo:rsid="0017cc28" officeooo:paragraph-rsid="0017cc28" style:font-size-asian="11pt" style:font-name-complex="Calibri" style:font-size-complex="11pt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officeooo:rsid="0015d96c" style:font-size-asian="11pt" style:font-name-complex="Calibri" style:font-size-complex="11pt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128e83"/>
    </style:style>
    <style:style style:name="T5" style:family="text">
      <style:text-properties fo:language="de" fo:country="DE" officeooo:rsid="0015b0c2"/>
    </style:style>
    <style:style style:name="T6" style:family="text">
      <style:text-properties fo:language="de" fo:country="DE" officeooo:rsid="0015d96c"/>
    </style:style>
    <style:style style:name="T7" style:family="text">
      <style:text-properties officeooo:rsid="0015d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kay hier ein für alle Mal eine anständige Dokumentation in der ich mich zurechtfinden kann.</text:p>
      <text:p text:style-name="P1"/>
      <text:p text:style-name="Preformatted_20_Text">BOARD=pba-d-01-kw2x BUILD_IN_DOCKER=1 make all flash term</text:p>
      <text:p text:style-name="P10"><text:span text:style-name="Absatz-Standardschriftart"><text:span text:style-name="T4">BOARD=</text:span></text:span><text:span text:style-name="Absatz-Standardschriftart"><text:span text:style-name="T5">esp32-wroom-32</text:span></text:span><text:span text:style-name="Absatz-Standardschriftart"><text:span text:style-name="T4"> BUILD_IN_DOCKER=1 make all flash term</text:span></text:span></text:p>
      <text:p text:style-name="Standard"/>
      <text:p text:style-name="P3">Jedes Mal beim Starten</text:p>
      <text:p text:style-name="P4"><text:span text:style-name="Absatz-Standardschriftart"><text:span text:style-name="T2">g</text:span></text:span><text:span text:style-name="Absatz-Standardschriftart"><text:span text:style-name="T1">it clone </text:span></text:span><text:a xlink:type="simple" xlink:href="https://github.com/ArgoFuckyourself/RIOT" office:target-frame-name="_top" xlink:show="replace" text:style-name="Internet_20_link" text:visited-style-name="Visited_20_Internet_20_Link"><text:span text:style-name="Hyperlink"><text:span text:style-name="T1">https://github.com/ArgoFuckyourself/RIOT</text:span></text:span></text:a></text:p>
      <text:p text:style-name="P5"> </text:p>
      <text:p text:style-name="P5"><text:span text:style-name="T7">c</text:span>d Riot</text:p>
      <text:p text:style-name="P5"> </text:p>
      <text:p text:style-name="P5"><text:span text:style-name="T7">g</text:span>it add . =&gt; Alles wird in das Projekt aufgenommen</text:p>
      <text:p text:style-name="P5">git config --global user.name "argoFuckYourself"</text:p>
      <text:p text:style-name="P5"><text:span text:style-name="T7">g</text:span>it.commit =&gt; Änderungen werden notiert</text:p>
      <text:p text:style-name="P12">Notiz einfügen!</text:p>
      <text:p text:style-name="P12">Strg^X</text:p>
      <text:p text:style-name="P12">Enter</text:p>
      <text:p text:style-name="P5"><text:span text:style-name="T7">g</text:span>it.push --all =&gt; hochladen</text:p>
      <text:p text:style-name="P1"/>
      <text:p text:style-name="Standard"/>
      <text:p text:style-name="Standard"><text:span text:style-name="Absatz-Standardschriftart"><text:span text:style-name="T4"/></text:span></text:p>
      <text:p text:style-name="P2"><text:span text:style-name="Absatz-Standardschriftart"><text:span text:style-name="T4"/></text:span></text:p>
      <text:p text:style-name="P9"><text:span text:style-name="Absatz-Standardschriftart"><text:span text:style-name="T4"/></text:span></text:p>
      <text:p text:style-name="P10"><text:span text:style-name="Absatz-Standardschriftart"><text:span text:style-name="T6">#</text:span></text:span></text:p>
      <text:p text:style-name="P10"><text:span text:style-name="Absatz-Standardschriftart"><text:span text:style-name="T6"/></text:span></text:p>
      <text:p text:style-name="P10"><text:span text:style-name="Absatz-Standardschriftart"><text:span text:style-name="T6">In this update: The programm is changed to fit a ESP32. Therefore the Frequency in the winch/Makefile has been changed. I added a function called „winch_measure“ which uses a Reed Switch to measure the time of a rotation. The Reed Switch is implemented into the Winch Object as a GPIO Objec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tandard_20__28_Web_29_" style:display-name="Standard (Web)" style:family="paragraph" style:parent-style-name="Standard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language="de" fo:country="DE" style:letter-kerning="fals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Absatz-Standardschriftart" style:family="text"/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Niko Dietrich</meta:initial-creator>
    <meta:creation-date>2019-10-28T10:19:00Z</meta:creation-date>
    <dc:date>2019-12-16T17:57:11.128986856</dc:date>
    <meta:editing-cycles>5</meta:editing-cycles>
    <meta:editing-duration>PT32M4S</meta:editing-duration>
    <meta:document-statistic meta:table-count="0" meta:image-count="0" meta:object-count="0" meta:page-count="1" meta:paragraph-count="17" meta:word-count="118" meta:character-count="771" meta:non-whitespace-character-count="668"/>
    <meta:template xlink:type="simple" xlink:actuate="onRequest" xlink:title="" xlink:href="../../../../../tmp/mozilla_networker0/notizen.odt/Normal"/>
  </office:meta>
</office:document-meta>
</file>